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HelveticaNeue-Light, 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2pt" officeooo:rsid="001a5f0f" officeooo:paragraph-rsid="001a5f0f" style:font-size-asian="12pt" style:font-size-complex="12pt"/>
    </style:style>
    <style:style style:name="P2" style:family="paragraph" style:parent-style-name="Standard">
      <style:text-properties style:font-name="Calibri" fo:font-size="12pt" officeooo:paragraph-rsid="001a5f0f" style:font-size-asian="12pt" style:font-size-complex="12pt"/>
    </style:style>
    <style:style style:name="P3" style:family="paragraph" style:parent-style-name="Standard">
      <style:text-properties style:font-name="Calibri" fo:font-size="12pt" officeooo:rsid="001d570d" officeooo:paragraph-rsid="001d570d" style:font-size-asian="12pt" style:font-size-complex="12pt"/>
    </style:style>
    <style:style style:name="P4" style:family="paragraph" style:parent-style-name="Standard">
      <style:text-properties style:font-name="Calibri" fo:font-size="12pt" fo:font-weight="bold" officeooo:rsid="001a5f0f" officeooo:paragraph-rsid="001a5f0f"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Calibri" fo:font-size="12pt" fo:font-weight="bold" officeooo:rsid="001a5f0f" officeooo:paragraph-rsid="001a5f0f" style:font-size-asian="12pt" style:font-weight-asian="bold" style:font-size-complex="12pt" style:font-weight-complex="bold"/>
    </style:style>
    <style:style style:name="T1" style:family="text">
      <style:text-properties officeooo:rsid="001a5f0f"/>
    </style:style>
    <style:style style:name="T2" style:family="text">
      <style:text-properties fo:font-variant="normal" fo:text-transform="none" fo:color="#000000" fo:letter-spacing="normal" fo:font-style="normal" fo:font-weight="normal"/>
    </style:style>
    <style:style style:name="T3" style:family="text">
      <style:text-properties officeooo:rsid="001b79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16</text:p>
      <text:p text:style-name="P1"><text:tab/>Gaurav Kumar RUID 122-00-8144</text:p>
      <text:p text:style-name="P2"><text:span text:style-name="T1"><text:tab/>Julian Modesto RUID </text:span><text:span text:style-name="T2">133-00-6963</text:span> </text:p>
      <text:p text:style-name="P2"><text:span text:style-name="T1"><text:tab/>Jeffrey Rocha RUID </text:span><text:span text:style-name="T2">135-00-3441</text:span></text:p>
      <text:p text:style-name="P1"/>
      <text:p text:style-name="P5">Bittorrent Client Writeup</text:p>
      <text:p text:style-name="P4"/>
      <text:p text:style-name="P1"><text:tab/>Our BitTorrent client consist of four main classes: RUBTClient, which contains main, as well as the high level program flow control, TrackerCommunicator, which provides for the ability to announce to the tracker whenever necessary (at the start of the transfer, at regular intervals, and upon transfer completion), PeerCommunicator, which is a class instantiated for each peer we connect to, and PeerMessage, which handles the construction of messages sent peer to peer as well as the receiving of messages from other peers.</text:p>
      <text:p text:style-name="P1"/>
      <text:p text:style-name="P1"><text:tab/>We make use of several utility classes as well: torrent_info, to parse torrent files and get useful data from them; bencoder2, to deal with bencoded data from torrent files, tracker responses, and peer responses, and ToolKit, which provides for convenient map printing during development. </text:p>
      <text:p text:style-name="P1"/>
      <text:p text:style-name="P1"><text:tab/>Our RUBTClient class is where most of the higher-level control of the program, as well as error-checking and aborting, is handled. Upon program invocation, we first check for the correct number of arguments (and exit if we are unsatisfied). Then, we parse the torrent file, and leave that parsed file in a set of publicly accessible fields for our TrackerCommunicator and PeerMessage classes to take care of. We then call TrackerCommunicator to <text:span text:style-name="T3">attempt to announce to the tracker that we're here, and need peers. TrackerCommunicator updates publicly accessible fields in RUBTClient to keep track of the interval reported by the tracker and the peer we're looking for, and it returns an ArrayList of peers to the RUBTClient. Then, assuming our communications with the tracker went swimmingly, we construct a peer using the information we scraped from the tracker. RUBTClient then starts the peer, initiating peer to peer communication and beginning the handshake process.</text:span></text:p>
      <text:p text:style-name="P1"/>
      <text:p text:style-name="P3"><text:tab/>The PeerMessage class acts as the intermediary between the input and output streams to and from our peer, and the PeerCommunicator class which sends messages and makes logical sense of the responses (deciding what to send next or whether to begin receiving and writing data.) It continues to exchange messages until we are disconnected; in that case, either we're done with the download or we've had an error, and will exit.</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 Sans" svg:font-family="'Open Sans', HelveticaNeue-Light, 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2T22:30:31.911000000</meta:creation-date>
    <dc:date>2014-03-02T23:10:44.867000000</dc:date>
    <meta:editing-duration>PT24M58S</meta:editing-duration>
    <meta:editing-cycles>3</meta:editing-cycles>
    <meta:generator>LibreOffice/4.2.1.1$Windows_x86 LibreOffice_project/d7dbbd7842e6a58b0f521599204e827654e1fb8b</meta:generator>
    <meta:document-statistic meta:table-count="0" meta:image-count="0" meta:object-count="0" meta:page-count="1" meta:paragraph-count="10" meta:word-count="366" meta:character-count="2339" meta:non-whitespace-character-count="1972"/>
  </office:meta>
</office:document-meta>
</file>